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90b0" officeooo:paragraph-rsid="000690b0"/>
    </style:style>
    <style:style style:name="P2" style:family="paragraph" style:parent-style-name="Standard">
      <style:text-properties officeooo:rsid="000690b0" officeooo:paragraph-rsid="001b4533"/>
    </style:style>
    <style:style style:name="P3" style:family="paragraph" style:parent-style-name="Standard">
      <style:text-properties officeooo:rsid="00088815" officeooo:paragraph-rsid="00088815"/>
    </style:style>
    <style:style style:name="P4" style:family="paragraph" style:parent-style-name="Standard">
      <style:text-properties fo:font-weight="bold" officeooo:rsid="000690b0" officeooo:paragraph-rsid="000690b0" style:font-weight-asian="bold" style:font-weight-complex="bold"/>
    </style:style>
    <style:style style:name="P5" style:family="paragraph" style:parent-style-name="Standard">
      <style:text-properties officeooo:rsid="000bc1b2" officeooo:paragraph-rsid="000bc1b2"/>
    </style:style>
    <style:style style:name="P6" style:family="paragraph" style:parent-style-name="Standard">
      <style:text-properties officeooo:rsid="00124371" officeooo:paragraph-rsid="00124371"/>
    </style:style>
    <style:style style:name="P7" style:family="paragraph" style:parent-style-name="Standard">
      <style:text-properties officeooo:rsid="00177f61" officeooo:paragraph-rsid="00177f61"/>
    </style:style>
    <style:style style:name="P8" style:family="paragraph" style:parent-style-name="Standard">
      <style:text-properties officeooo:rsid="001d8503" officeooo:paragraph-rsid="001d8503"/>
    </style:style>
    <style:style style:name="P9" style:family="paragraph" style:parent-style-name="Standard">
      <style:text-properties style:text-underline-style="solid" style:text-underline-width="auto" style:text-underline-color="font-color" officeooo:rsid="001ebabc" officeooo:paragraph-rsid="001ebabc"/>
    </style:style>
    <style:style style:name="P10" style:family="paragraph" style:parent-style-name="Standard">
      <style:text-properties officeooo:rsid="00264acb" officeooo:paragraph-rsid="00264acb"/>
    </style:style>
    <style:style style:name="P11" style:family="paragraph" style:parent-style-name="Standard">
      <style:text-properties officeooo:rsid="001b4533" officeooo:paragraph-rsid="001b4533"/>
    </style:style>
    <style:style style:name="P12" style:family="paragraph" style:parent-style-name="Standard">
      <style:text-properties officeooo:rsid="00140664" officeooo:paragraph-rsid="00140664"/>
    </style:style>
    <style:style style:name="P13" style:family="paragraph" style:parent-style-name="Standard">
      <style:text-properties officeooo:rsid="0029267e" officeooo:paragraph-rsid="0029267e"/>
    </style:style>
    <style:style style:name="P14" style:family="paragraph" style:parent-style-name="Standard">
      <style:text-properties officeooo:rsid="002bb79f" officeooo:paragraph-rsid="002bb79f"/>
    </style:style>
    <style:style style:name="P15" style:family="paragraph" style:parent-style-name="Standard">
      <style:text-properties officeooo:rsid="002cb5d2" officeooo:paragraph-rsid="002cb5d2"/>
    </style:style>
    <style:style style:name="P16" style:family="paragraph" style:parent-style-name="Standard">
      <style:text-properties officeooo:rsid="000690b0" officeooo:paragraph-rsid="000690b0"/>
    </style:style>
    <style:style style:name="P17" style:family="paragraph" style:parent-style-name="Standard">
      <style:text-properties fo:font-style="normal" fo:font-weight="normal" officeooo:rsid="002ee950" officeooo:paragraph-rsid="002ee95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356492" officeooo:paragraph-rsid="0035649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5bf097" officeooo:paragraph-rsid="005bf09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rsid="0015b39d" officeooo:paragraph-rsid="0015b39d"/>
    </style:style>
    <style:style style:name="P21" style:family="paragraph" style:parent-style-name="Standard">
      <style:text-properties officeooo:rsid="002fe95e" officeooo:paragraph-rsid="002fe95e"/>
    </style:style>
    <style:style style:name="P22" style:family="paragraph" style:parent-style-name="Standard">
      <style:text-properties officeooo:rsid="003148cd" officeooo:paragraph-rsid="003148cd"/>
    </style:style>
    <style:style style:name="P23" style:family="paragraph" style:parent-style-name="Standard">
      <style:text-properties officeooo:rsid="001d8503" officeooo:paragraph-rsid="001d8503"/>
    </style:style>
    <style:style style:name="P24" style:family="paragraph" style:parent-style-name="Standard">
      <style:text-properties officeooo:rsid="0038c3fa" officeooo:paragraph-rsid="0038c3fa"/>
    </style:style>
    <style:style style:name="P25" style:family="paragraph" style:parent-style-name="Standard">
      <style:text-properties officeooo:rsid="0038c3fa" officeooo:paragraph-rsid="004001b9"/>
    </style:style>
    <style:style style:name="P26" style:family="paragraph" style:parent-style-name="Standard">
      <style:text-properties officeooo:rsid="0038c3fa" officeooo:paragraph-rsid="00520655"/>
    </style:style>
    <style:style style:name="P27" style:family="paragraph" style:parent-style-name="Standard">
      <style:text-properties officeooo:rsid="0042aa09" officeooo:paragraph-rsid="0042aa09"/>
    </style:style>
    <style:style style:name="P28" style:family="paragraph" style:parent-style-name="Standard">
      <style:text-properties officeooo:rsid="0045d54e" officeooo:paragraph-rsid="0045d54e"/>
    </style:style>
    <style:style style:name="P29" style:family="paragraph" style:parent-style-name="Standard">
      <style:text-properties officeooo:rsid="0047c3ce" officeooo:paragraph-rsid="0047c3ce"/>
    </style:style>
    <style:style style:name="P30" style:family="paragraph" style:parent-style-name="Standard">
      <style:text-properties officeooo:rsid="00496c72" officeooo:paragraph-rsid="00496c72"/>
    </style:style>
    <style:style style:name="P31" style:family="paragraph" style:parent-style-name="Standard">
      <style:text-properties officeooo:rsid="004cd1b0" officeooo:paragraph-rsid="004cd1b0"/>
    </style:style>
    <style:style style:name="P32" style:family="paragraph" style:parent-style-name="Standard">
      <style:text-properties officeooo:rsid="004cd1b0" officeooo:paragraph-rsid="006ce04e"/>
    </style:style>
    <style:style style:name="P33" style:family="paragraph" style:parent-style-name="Standard">
      <style:text-properties officeooo:rsid="00520655" officeooo:paragraph-rsid="00520655"/>
    </style:style>
    <style:style style:name="P34" style:family="paragraph" style:parent-style-name="Standard">
      <style:text-properties officeooo:rsid="00565fad" officeooo:paragraph-rsid="00565fad"/>
    </style:style>
    <style:style style:name="P35" style:family="paragraph" style:parent-style-name="Standard">
      <style:text-properties officeooo:rsid="0056dca3" officeooo:paragraph-rsid="0056dca3"/>
    </style:style>
    <style:style style:name="P36" style:family="paragraph" style:parent-style-name="Standard">
      <style:text-properties officeooo:rsid="00660f69" officeooo:paragraph-rsid="00660f69"/>
    </style:style>
    <style:style style:name="P37" style:family="paragraph" style:parent-style-name="Standard">
      <style:text-properties officeooo:rsid="000bc1b2" officeooo:paragraph-rsid="000bc1b2"/>
    </style:style>
    <style:style style:name="P38" style:family="paragraph" style:parent-style-name="Standard">
      <style:text-properties officeooo:rsid="006b6d15" officeooo:paragraph-rsid="006b6d15"/>
    </style:style>
    <style:style style:name="P39" style:family="paragraph" style:parent-style-name="Standard">
      <style:text-properties officeooo:rsid="006e4429" officeooo:paragraph-rsid="006e4429"/>
    </style:style>
    <style:style style:name="P40" style:family="paragraph" style:parent-style-name="Standard">
      <style:text-properties officeooo:rsid="006f76df" officeooo:paragraph-rsid="0070eb95"/>
    </style:style>
    <style:style style:name="P41" style:family="paragraph" style:parent-style-name="Standard">
      <style:text-properties officeooo:rsid="006f76df" officeooo:paragraph-rsid="0072cc2d"/>
    </style:style>
    <style:style style:name="P42" style:family="paragraph" style:parent-style-name="Standard">
      <style:text-properties officeooo:rsid="006f76df" officeooo:paragraph-rsid="007c3bd7"/>
    </style:style>
    <style:style style:name="P43" style:family="paragraph" style:parent-style-name="Standard">
      <style:text-properties officeooo:rsid="0072cc2d" officeooo:paragraph-rsid="0072cc2d"/>
    </style:style>
    <style:style style:name="P44" style:family="paragraph" style:parent-style-name="Standard">
      <style:text-properties fo:font-weight="normal" officeooo:rsid="007e5fb7" officeooo:paragraph-rsid="007e5fb7" style:font-weight-asian="normal" style:font-weight-complex="normal"/>
    </style:style>
    <style:style style:name="P45" style:family="paragraph" style:parent-style-name="Standard">
      <style:text-properties fo:font-weight="normal" officeooo:rsid="00966adf" officeooo:paragraph-rsid="00966adf" style:font-weight-asian="normal" style:font-weight-complex="normal"/>
    </style:style>
    <style:style style:name="P46" style:family="paragraph" style:parent-style-name="Standard">
      <style:text-properties officeooo:rsid="00808e86" officeooo:paragraph-rsid="00808e86"/>
    </style:style>
    <style:style style:name="P47" style:family="paragraph" style:parent-style-name="Standard">
      <style:text-properties officeooo:rsid="008102ac" officeooo:paragraph-rsid="008102ac"/>
    </style:style>
    <style:style style:name="P48" style:family="paragraph" style:parent-style-name="Standard">
      <style:text-properties officeooo:rsid="00825a9a" officeooo:paragraph-rsid="00825a9a"/>
    </style:style>
    <style:style style:name="P49" style:family="paragraph" style:parent-style-name="Standard">
      <style:text-properties officeooo:rsid="0089d758" officeooo:paragraph-rsid="0089d758"/>
    </style:style>
    <style:style style:name="P50" style:family="paragraph" style:parent-style-name="Standard">
      <style:text-properties officeooo:rsid="008b7b4e" officeooo:paragraph-rsid="008b7b4e"/>
    </style:style>
    <style:style style:name="P51" style:family="paragraph" style:parent-style-name="Standard">
      <style:text-properties officeooo:rsid="008b7b4e" officeooo:paragraph-rsid="008c980a"/>
    </style:style>
    <style:style style:name="P52" style:family="paragraph" style:parent-style-name="Standard">
      <style:text-properties officeooo:rsid="008d4876" officeooo:paragraph-rsid="008d4876"/>
    </style:style>
    <style:style style:name="P53" style:family="paragraph" style:parent-style-name="Standard">
      <style:text-properties officeooo:rsid="00914de9" officeooo:paragraph-rsid="00914de9"/>
    </style:style>
    <style:style style:name="P54" style:family="paragraph" style:parent-style-name="Standard">
      <style:text-properties officeooo:rsid="00966adf" officeooo:paragraph-rsid="00966adf"/>
    </style:style>
    <style:style style:name="P55" style:family="paragraph" style:parent-style-name="Standard">
      <style:text-properties officeooo:rsid="0096b6be" officeooo:paragraph-rsid="0096b6be"/>
    </style:style>
    <style:style style:name="P56" style:family="paragraph" style:parent-style-name="Standard">
      <style:text-properties officeooo:rsid="009801bd" officeooo:paragraph-rsid="009801bd"/>
    </style:style>
    <style:style style:name="P57" style:family="paragraph" style:parent-style-name="Standard">
      <style:text-properties officeooo:rsid="00989ebc" officeooo:paragraph-rsid="00989ebc"/>
    </style:style>
    <style:style style:name="P58" style:family="paragraph" style:parent-style-name="Standard">
      <style:text-properties officeooo:rsid="00989ebc" officeooo:paragraph-rsid="009bdf33"/>
    </style:style>
    <style:style style:name="T1" style:family="text">
      <style:text-properties officeooo:rsid="000a09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76e1" style:font-weight-asian="bold" style:font-weight-complex="bold"/>
    </style:style>
    <style:style style:name="T4" style:family="text">
      <style:text-properties fo:font-weight="bold" officeooo:rsid="0070eb95" style:font-weight-asian="bold" style:font-weight-complex="bold"/>
    </style:style>
    <style:style style:name="T5" style:family="text">
      <style:text-properties fo:font-weight="bold" officeooo:rsid="0073f4b2" style:font-weight-asian="bold" style:font-weight-complex="bold"/>
    </style:style>
    <style:style style:name="T6" style:family="text">
      <style:text-properties fo:font-weight="bold" officeooo:rsid="007f03ce" style:font-weight-asian="bold" style:font-weight-complex="bold"/>
    </style:style>
    <style:style style:name="T7" style:family="text">
      <style:text-properties fo:font-weight="bold" officeooo:rsid="008b7b4e" style:font-weight-asian="bold" style:font-weight-complex="bold"/>
    </style:style>
    <style:style style:name="T8" style:family="text">
      <style:text-properties officeooo:rsid="000e4032"/>
    </style:style>
    <style:style style:name="T9" style:family="text">
      <style:text-properties officeooo:rsid="00124371"/>
    </style:style>
    <style:style style:name="T10" style:family="text">
      <style:text-properties officeooo:rsid="0015b39d"/>
    </style:style>
    <style:style style:name="T11" style:family="text">
      <style:text-properties officeooo:rsid="001632e9"/>
    </style:style>
    <style:style style:name="T12" style:family="text">
      <style:text-properties officeooo:rsid="001972b7"/>
    </style:style>
    <style:style style:name="T13" style:family="text">
      <style:text-properties officeooo:rsid="0019ad7f"/>
    </style:style>
    <style:style style:name="T14" style:family="text">
      <style:text-properties officeooo:rsid="001b4533"/>
    </style:style>
    <style:style style:name="T15" style:family="text">
      <style:text-properties officeooo:rsid="001ebabc"/>
    </style:style>
    <style:style style:name="T16" style:family="text">
      <style:text-properties officeooo:rsid="00235a67"/>
    </style:style>
    <style:style style:name="T17" style:family="text">
      <style:text-properties officeooo:rsid="0027d5c1"/>
    </style:style>
    <style:style style:name="T18" style:family="text">
      <style:text-properties officeooo:rsid="002cb5d2"/>
    </style:style>
    <style:style style:name="T19" style:family="text">
      <style:text-properties officeooo:rsid="002dd6f2"/>
    </style:style>
    <style:style style:name="T20" style:family="text">
      <style:text-properties officeooo:rsid="002fc325"/>
    </style:style>
    <style:style style:name="T21" style:family="text">
      <style:text-properties officeooo:rsid="002fe95e"/>
    </style:style>
    <style:style style:name="T22" style:family="text">
      <style:text-properties officeooo:rsid="003148cd"/>
    </style:style>
    <style:style style:name="T23" style:family="text">
      <style:text-properties officeooo:rsid="0032405a"/>
    </style:style>
    <style:style style:name="T24" style:family="text">
      <style:text-properties officeooo:rsid="0032a881"/>
    </style:style>
    <style:style style:name="T25" style:family="text">
      <style:text-properties officeooo:rsid="00356492"/>
    </style:style>
    <style:style style:name="T26" style:family="text">
      <style:text-properties officeooo:rsid="00372b4b"/>
    </style:style>
    <style:style style:name="T27" style:family="text">
      <style:text-properties officeooo:rsid="0038c3fa"/>
    </style:style>
    <style:style style:name="T28" style:family="text">
      <style:text-properties officeooo:rsid="0041086b"/>
    </style:style>
    <style:style style:name="T29" style:family="text">
      <style:text-properties officeooo:rsid="0047c3ce"/>
    </style:style>
    <style:style style:name="T30" style:family="text">
      <style:text-properties officeooo:rsid="0049a08b"/>
    </style:style>
    <style:style style:name="T31" style:family="text">
      <style:text-properties officeooo:rsid="004b11bb"/>
    </style:style>
    <style:style style:name="T32" style:family="text">
      <style:text-properties officeooo:rsid="004b80dd"/>
    </style:style>
    <style:style style:name="T33" style:family="text">
      <style:text-properties officeooo:rsid="004cd1b0"/>
    </style:style>
    <style:style style:name="T34" style:family="text">
      <style:text-properties officeooo:rsid="004e9ab4"/>
    </style:style>
    <style:style style:name="T35" style:family="text">
      <style:text-properties officeooo:rsid="004f8e7f"/>
    </style:style>
    <style:style style:name="T36" style:family="text">
      <style:text-properties officeooo:rsid="0050a8c1"/>
    </style:style>
    <style:style style:name="T37" style:family="text">
      <style:text-properties officeooo:rsid="00520655"/>
    </style:style>
    <style:style style:name="T38" style:family="text">
      <style:text-properties officeooo:rsid="0053fcb1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officeooo:rsid="005514b7"/>
    </style:style>
    <style:style style:name="T41" style:family="text">
      <style:text-properties officeooo:rsid="005bf097"/>
    </style:style>
    <style:style style:name="T42" style:family="text">
      <style:text-properties officeooo:rsid="005d4d0a"/>
    </style:style>
    <style:style style:name="T43" style:family="text">
      <style:text-properties officeooo:rsid="005f6e18"/>
    </style:style>
    <style:style style:name="T44" style:family="text">
      <style:text-properties officeooo:rsid="005fc849"/>
    </style:style>
    <style:style style:name="T45" style:family="text">
      <style:text-properties officeooo:rsid="00633eb6"/>
    </style:style>
    <style:style style:name="T46" style:family="text">
      <style:text-properties officeooo:rsid="00660f69"/>
    </style:style>
    <style:style style:name="T47" style:family="text">
      <style:text-properties officeooo:rsid="006b6d15"/>
    </style:style>
    <style:style style:name="T48" style:family="text">
      <style:text-properties officeooo:rsid="006e4429"/>
    </style:style>
    <style:style style:name="T49" style:family="text">
      <style:text-properties officeooo:rsid="0070eb95"/>
    </style:style>
    <style:style style:name="T50" style:family="text">
      <style:text-properties officeooo:rsid="007335d3"/>
    </style:style>
    <style:style style:name="T51" style:family="text">
      <style:text-properties officeooo:rsid="0076d1b5"/>
    </style:style>
    <style:style style:name="T52" style:family="text">
      <style:text-properties officeooo:rsid="007e5fb7"/>
    </style:style>
    <style:style style:name="T53" style:family="text">
      <style:text-properties officeooo:rsid="007f03ce"/>
    </style:style>
    <style:style style:name="T54" style:family="text">
      <style:text-properties fo:font-weight="normal" officeooo:rsid="007f03ce" style:font-weight-asian="normal" style:font-weight-complex="normal"/>
    </style:style>
    <style:style style:name="T55" style:family="text">
      <style:text-properties officeooo:rsid="008102ac"/>
    </style:style>
    <style:style style:name="T56" style:family="text">
      <style:text-properties officeooo:rsid="0083dd63"/>
    </style:style>
    <style:style style:name="T57" style:family="text">
      <style:text-properties officeooo:rsid="0089d758"/>
    </style:style>
    <style:style style:name="T58" style:family="text">
      <style:text-properties officeooo:rsid="008b7b4e"/>
    </style:style>
    <style:style style:name="T59" style:family="text">
      <style:text-properties officeooo:rsid="008c3e20"/>
    </style:style>
    <style:style style:name="T60" style:family="text">
      <style:text-properties officeooo:rsid="008c980a"/>
    </style:style>
    <style:style style:name="T61" style:family="text">
      <style:text-properties fo:font-style="italic" officeooo:rsid="008c980a" style:font-style-asian="italic" style:font-style-complex="italic"/>
    </style:style>
    <style:style style:name="T62" style:family="text">
      <style:text-properties fo:font-style="italic" fo:font-weight="normal" officeooo:rsid="008c980a" style:font-style-asian="italic" style:font-weight-asian="normal" style:font-style-complex="italic" style:font-weight-complex="normal"/>
    </style:style>
    <style:style style:name="T63" style:family="text">
      <style:text-properties officeooo:rsid="008d4876"/>
    </style:style>
    <style:style style:name="T64" style:family="text">
      <style:text-properties officeooo:rsid="00929e03"/>
    </style:style>
    <style:style style:name="T65" style:family="text">
      <style:text-properties style:text-position="super 58%" officeooo:rsid="00929e03"/>
    </style:style>
    <style:style style:name="T66" style:family="text">
      <style:text-properties fo:font-size="14pt" fo:font-weight="bold" style:font-weight-asian="bold" style:font-weight-complex="bold"/>
    </style:style>
    <style:style style:name="T67" style:family="text">
      <style:text-properties fo:font-size="14pt" fo:font-weight="bold" officeooo:rsid="00851de2" style:font-weight-asian="bold" style:font-weight-complex="bold"/>
    </style:style>
    <style:style style:name="T68" style:family="text">
      <style:text-properties officeooo:rsid="009a26d6"/>
    </style:style>
    <style:style style:name="T69" style:family="text">
      <style:text-properties officeooo:rsid="009bdf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<text:span text:style-name="T26">B : </text:span>Dans le document suivant, l’individu <text:span text:style-name="T20">que nous appellerons</text:span> «<text:span text:style-name="T2"> graphiste </text:span>» n’est pas nécessairement graphiste de métier. C’est <text:span text:style-name="T21">tout </text:span>simplement le dessinateur du plan ou la personne chargée d’<text:span text:style-name="T21">en </text:span>effectuer les éventuelles futures modifications.</text:p>
      <text:p text:style-name="P19">Aussi, lorsque nous ferons référence à un « <text:span text:style-name="T2">groupe »</text:span>, il s’agit d’un ensemble de rayonnages se référant à la même section ou aux mêmes tranches de cotes, <text:span text:style-name="T42">ou inversement il peut s’agir d’un ensemble de sections se référant à un seul et même rayonnage.</text:span></text:p>
      <text:p text:style-name="P17"/>
      <text:p text:style-name="P18">Syntaxe du SVG :</text:p>
      <text:p text:style-name="P1"><text:span text:style-name="T2"/></text:p>
      <text:p text:style-name="P1"><text:span text:style-name="T2">Objectifs :</text:span> </text:p>
      <text:p text:style-name="P2">- Interface d’édition de XML (ajouter/modifier des attributs aux différentes balises SVG) <text:span text:style-name="T14">→</text:span></text:p>
      <text:p text:style-name="P11">Choix de la/des section(s), loc(s) correspondante(s) parmi une liste déroulante à choix multiples</text:p>
      <text:p text:style-name="P1">- Fournir une marche à suivre pour que le « graphiste » ajoute les bons attributs à son plan directement depuis <text:span text:style-name="T13">Inkscape, </text:span>Illustrator <text:span text:style-name="T19">ou autre logiciel de dessin vectoriel</text:span></text:p>
      <text:p text:style-name="P1">- Upload de plan au format SVG</text:p>
      <text:p text:style-name="P1">- <text:span text:style-name="T1">Possibilité d’ajouter facilement une forme dans le SVG, si ajout de localisation/section/étagère → sans perdre les attributs déjà stockés. Sauvegarde du SVG précédent au cas où</text:span></text:p>
      <text:p text:style-name="P12">- Simple et ne nécessitant pas de mise à jour régulières, sinon ça ne sera pas utilisé</text:p>
      <text:p text:style-name="P13">- <text:span text:style-name="T18">M</text:span>ettre en surbrillance rayonnage ou plus précis si infos assez détaillées dans le plan</text:p>
      <text:p text:style-name="P14">- Associer une section à plusieurs rayonnages et inversement, associer plusieurs sections à un même rayonnage</text:p>
      <text:p text:style-name="P15">- Possibilité d’associer à un groupe de sections ou à un groupe de rayonnages</text:p>
      <text:p text:style-name="P22">- Attribuer un statut de visibilité à un plan</text:p>
      <text:p text:style-name="P22">- Pouvoir uploader plusieurs plans, dupliquer ( afin d’effectuer des modifications <text:span text:style-name="T23">sur le plan</text:span> sans risque de <text:span text:style-name="T23">le perdre en cas de fausse manipulation </text:span>)</text:p>
      <text:p text:style-name="P1"/>
      <text:p text:style-name="P1"/>
      <text:p text:style-name="P4">Utilisateurs :</text:p>
      <text:p text:style-name="P1">- Administrateur</text:p>
      <text:p text:style-name="P1">- Bibliothécaire (sans droits d’admin) // <text:span text:style-name="T22">Distinction peut-être pas nécessaire</text:span></text:p>
      <text:p text:style-name="P1">- Graphiste <text:span text:style-name="T11">(appellation donnée à celui qui sera chargé de créer puis retoucher le plan de la structure) → attribut de rôle : droit à rajouter</text:span></text:p>
      <text:p text:style-name="P1">- Lecteur (à l’OPAC) <text:span text:style-name="T11">→ sur place sur borne ou depuis l’extérieur (smartphone ou autre)</text:span></text:p>
      <text:p text:style-name="P1"/>
      <text:p text:style-name="P3"><text:span text:style-name="T2">Cas d’utilisation :</text:span> </text:p>
      <text:p text:style-name="P9">Lecteur :</text:p>
      <text:p text:style-name="P3">- Lecteur recherche, clique sur la notice, va sur le tableau des exemplaires et clique sur le bouton « localiser » → un modal s’ouvre contenant le plan avec en surbri<text:span text:style-name="T1">llance la zone de cote correspondante et la section parente</text:span></text:p>
      <text:p text:style-name="P3">- <text:span text:style-name="T15">Il peut zoomer/dé-zoomer selon le niveau de précision fourni sur le plan</text:span></text:p>
      <text:p text:style-name="P3">- ?<text:span text:style-name="T24">Sur le plan obtenu, il peut cliquer sur un rayonnage pour voir ce qu’il contient → ou alors réserver ça pour quand l’accès au plan se fait d’une autre manière</text:span></text:p>
      <text:p text:style-name="P1"/>
      <text:p text:style-name="P3"><text:span text:style-name="T2">Cas spécifiques :</text:span> </text:p>
      <text:p text:style-name="P3">- Ajout d’une structure (localisation, section…) dans PMB → comment reporter sur le plan ? Alerte au graphiste ?</text:p>
      <text:p text:style-name="P3">- <text:span text:style-name="T9">Plusieurs sections par rayonnage – ex CDL → Théâtre, poésie, fonds local sur le même rayon</text:span></text:p>
      <text:p text:style-name="P6">- Plusieurs rayonnages pour une même section → diviser par tranche de cote ?</text:p>
      <text:p text:style-name="P6">- Cote présente dans plusieurs <text:span text:style-name="T12">sections – ex CDL → ED = Documentaire jeunesse &amp; Documentaire Ludothèque</text:span></text:p>
      <text:p text:style-name="P6">- Sélection par cote et par section</text:p>
      <text:p text:style-name="P6">- <text:span text:style-name="T10">Plusieurs locs dans la même bib (CDL)</text:span></text:p>
      <text:p text:style-name="P20">- Plusieurs étages dans une même loc → faire des groupes de sections, à créer et à gérer depuis PMB. Ces groupes modifieront le SVG sauvegardé en base pour <text:span text:style-name="T21">regrouper</text:span> toutes les sections correspondant<text:span text:style-name="T21">es</text:span> dans une balise &lt;g&gt; qui représentera le groupe de section (étage par exemple)</text:p>
      <text:p text:style-name="P21">- Section présente sur plusieurs étages ??? Ou divers rayonnages ? → Indiquer que l’exemplaire se situe « là ou là » <text:span text:style-name="T25">et prévoir le cas où la précision se limite à la section. Comment afficher « là ou </text:span><text:soft-page-break/><text:span text:style-name="T25">là » sur 2 étages ? Afficher 2 groupes de sections/groupes de rayonnage à la fois mais bien les distinguer.</text:span></text:p>
      <text:p text:style-name="P7">- Cote BD pas affichée sur l’exemplaire → impossible de préciser plus que la section</text:p>
      <text:p text:style-name="P7">- </text:p>
      <text:p text:style-name="P3"/>
      <text:p text:style-name="P5"><text:span text:style-name="T2">Données </text:span><text:span text:style-name="T3">(manipulées par le logiciel)</text:span><text:span text:style-name="T2"> :</text:span> </text:p>
      <text:p text:style-name="P5">- XML <text:span text:style-name="T16">et JSON issu du XML </text:span>du plan<text:tab/></text:p>
      <text:p text:style-name="P5">- liens entre formes <text:span text:style-name="T8">du plan</text:span> et structures de PMB (loc, section, zones de cote)</text:p>
      <text:p text:style-name="P5"/>
      <text:p text:style-name="P5"/>
      <text:p text:style-name="P5"/>
      <text:p text:style-name="P10"><text:span text:style-name="T2">Important :</text:span> </text:p>
      <text:p text:style-name="P10">- Par défaut, <text:span text:style-name="T17">vue de la localisation où se trouve l’exemplaire ? Si la section appartient à un groupe de section défini : afficher seulement ce groupe de sections et pas toute la localisation → évitera d’afficher plusieurs étages inutilement par exemple</text:span></text:p>
      <text:p text:style-name="P5"/>
      <text:p text:style-name="P5"/>
      <text:p text:style-name="P5"/>
      <text:p text:style-name="P5"/>
      <text:p text:style-name="P5"/>
      <text:p text:style-name="P5"/>
      <text:p text:style-name="P8">14/01 - </text:p>
      <text:p text:style-name="P8">Point Tuteur n°2</text:p>
      <text:p text:style-name="P8"/>
      <text:p text:style-name="P8">15/01 - </text:p>
      <text:p text:style-name="P8">Point Florent</text:p>
      <text:p text:style-name="P8">Point Camille</text:p>
      <text:p text:style-name="P8">Visite Bibliothèque CDL pour voir application de l’organisation Localisation/Section/Rayonnage</text:p>
      <text:p text:style-name="P28">→ Très utile, m’a permis de me rendre compte à quel point ma vision de l’organisation n’était pas la bonne au <text:span text:style-name="T29">tout </text:span>début du projet</text:p>
      <text:p text:style-name="P29">CDL nous fournira un plan de la bib après réaménagement</text:p>
      <text:p text:style-name="P8"/>
      <text:p text:style-name="P8"/>
      <text:p text:style-name="P8"/>
      <text:p text:style-name="P24"><text:span text:style-name="T39">Fonctionnalités</text:span> </text:p>
      <text:p text:style-name="P38">Gestion : </text:p>
      <text:p text:style-name="P24">- Permettre <text:span text:style-name="T43">l’envoi</text:span> d’un/<text:span text:style-name="T33">plusieurs</text:span> plan au format SVG</text:p>
      <text:p text:style-name="P36">- Récupération de toutes les infos contenues dans le plan</text:p>
      <text:p text:style-name="P33">- <text:span text:style-name="T47">Pouvoir rendre consultable ou non chacun des plans</text:span></text:p>
      <text:p text:style-name="P25">- Permettre de regrouper les rayonnages <text:span text:style-name="T44">en espaces/groupes → voc à définir avec formateurs</text:span></text:p>
      <text:p text:style-name="P26">- Associ<text:span text:style-name="T37">er</text:span> des <text:span text:style-name="T34">plans à des localisations, groupes de sections, groupes de rayonnages</text:span></text:p>
      <text:p text:style-name="P33">- Associer une ou plusieurs <text:span text:style-name="T27">formes (espace, groupe de rayonnages, rayonnage ou plus précis encore) du plan </text:span>à<text:span text:style-name="T27"> une ou plusieurs structures existantes dans PMB (localisation, section, tranches de cote) depuis PMB</text:span></text:p>
      <text:p text:style-name="P30">- Associer des infos (texte/<text:span text:style-name="T31">HTML</text:span> : <text:span text:style-name="T30">description, lien…</text:span>) aux formes/<text:span text:style-name="T38">groupes de formes</text:span> du plan <text:span text:style-name="T35">et aux plans eux-mêmes</text:span> <text:span text:style-name="T32">depuis PMB</text:span></text:p>
      <text:p text:style-name="P32">- Export d’<text:span text:style-name="T36">un</text:span> plan tel qu’il est enregistré dans PMB <text:span text:style-name="T36">(pour modification par le graphiste) afin de garder les modifications apportées (création de groupe, texte…)</text:span></text:p>
      <text:p text:style-name="P30"/>
      <text:p text:style-name="P35">- Stocker les plans et les infos liées <text:span text:style-name="T46">(qui ne sont pas initialement dans le SVG)</text:span></text:p>
      <text:p text:style-name="P31"/>
      <text:p text:style-name="P24">- Mise en évidence de l’emplacement d’un exemplaire sur un plan</text:p>
      <text:p text:style-name="P24">- <text:span text:style-name="T28">Zoom/dé-zoom sur le plan (en gardant en surbrillance l’emplacement de l’exemplaire recherché)</text:span></text:p>
      <text:p text:style-name="P27">- <text:span text:style-name="T40">Consultation du plan sans recherche particulière d’exemplaire → navigation</text:span></text:p>
      <text:p text:style-name="P34">- <text:span text:style-name="T41">Possibilité de changer</text:span> de groupe/<text:span text:style-name="T45">espace</text:span> affiché (étage, espace…)</text:p>
      <text:p text:style-name="P34"/>
      <text:p text:style-name="P34"/>
      <text:p text:style-name="P39"><text:soft-page-break/><text:span text:style-name="T66">Scénario</text:span><text:span text:style-name="T67">s</text:span><text:span text:style-name="T66"> :</text:span> </text:p>
      <text:p text:style-name="P39"/>
      <text:p text:style-name="P46">Paramètres <text:span text:style-name="T55">côté OPAC</text:span> : </text:p>
      <text:p text:style-name="P46">- Lecteur connecté</text:p>
      <text:p text:style-name="P46">- Médiathèque membre d’un réseau</text:p>
      <text:p text:style-name="P46">- Précision de découpe du fonds (sections)</text:p>
      <text:p text:style-name="P46">- Précision du plan et organisation physique de la bibliothèque (tranches de cote)</text:p>
      <text:p text:style-name="P46">- </text:p>
      <text:p text:style-name="P46">- Exemplaire disponible</text:p>
      <text:p text:style-name="P46">- Exemplaire appartenant à la localisation</text:p>
      <text:p text:style-name="P39"/>
      <text:p text:style-name="P47">Paramètres côté gestion :</text:p>
      <text:p text:style-name="P47">- Conformité du plan aux instructions <text:span text:style-name="T56">données (format, structure…) </text:span></text:p>
      <text:p text:style-name="P48">- <text:span text:style-name="T63">Paramétrage PMB</text:span></text:p>
      <text:p text:style-name="P52">- Configuration serveur</text:p>
      <text:p text:style-name="P39"/>
      <text:p text:style-name="P41">1 – <text:span text:style-name="T57">OPAC : Lecteur habituel connecté </text:span><text:span text:style-name="T4">/</text:span><text:span text:style-name="T49"> Médiathèque membre d’un réseau </text:span><text:span text:style-name="T4">/</text:span><text:span text:style-name="T49"> Localisation avec nombreuses sections précises et plan détaillé au demi-rayonnage </text:span><text:span text:style-name="T4">/</text:span><text:span text:style-name="T49"> Exemplaire du livre recherché présent dans la localisation du lecteur </text:span><text:span text:style-name="T4">/</text:span><text:span text:style-name="T49"> Exemplaire se trouvant dans l’un de ces demi-rayonnages </text:span><text:span text:style-name="T4">/</text:span><text:span text:style-name="T49"> Au moins 1 exemplaire disponible </text:span><text:span text:style-name="T4">/</text:span><text:span text:style-name="T49"> </text:span></text:p>
      <text:p text:style-name="P40"/>
      <text:p text:style-name="P55">Scénario nominal :</text:p>
      <text:p text:style-name="P40">Un lecteur souhaite consulter un livre dans sa médiathèque. </text:p>
      <text:p text:style-name="P42">Il se rend sur le portail <text:span text:style-name="T52">depuis son smartphone et</text:span> se connecte <text:span text:style-name="T48">à son compte </text:span>puis <text:span text:style-name="T48">effectue une recherche. </text:span></text:p>
      <text:p text:style-name="P42">Il clique sur la notice correspondant au livre qu’il veut consulter. </text:p>
      <text:p text:style-name="P42"><text:span text:style-name="T51">U</text:span>n bouton « Localiser » s’affiche sur la page. Le lecteur clique sur ce bouton. </text:p>
      <text:p text:style-name="P42">Une fenêtre modale<text:span text:style-name="T49"> contenant le plan apparaît, avec en surbrillance le demi-rayon où se trouve l’exemplaire.</text:span></text:p>
      <text:p text:style-name="P42"/>
      <text:p text:style-name="P55">Scénarios alternatifs :</text:p>
      <text:p text:style-name="P40"/>
      <text:p text:style-name="P43">2 – <text:span text:style-name="T57">OPAC : Lecteur non connecté</text:span> <text:span text:style-name="T2">/</text:span> Bib<text:span text:style-name="T55">liothèque</text:span> avec <text:span text:style-name="T50">quelques sections plus générales correspondant à plusieurs rayonnages </text:span><text:span text:style-name="T2">/</text:span> <text:span text:style-name="T53">Tranches de cotes non précisées </text:span><text:span text:style-name="T6">/</text:span><text:span text:style-name="T54"> </text:span><text:span text:style-name="T53">Au moins 1 exemplaire disponible </text:span><text:span text:style-name="T5">/</text:span></text:p>
      <text:p text:style-name="P45"/>
      <text:p text:style-name="P45">Scénario nominal :</text:p>
      <text:p text:style-name="P44">Un lecteur de passage souhaite consulter un livre dans une bibliothèque.</text:p>
      <text:p text:style-name="P44">Il se rend dans la bibliothèque et utilise un poste qui affiche le portail de la bibliothèque.</text:p>
      <text:p text:style-name="P44">Il effectue sa recherche et sélectionne la notice du livre qu’il recherche.</text:p>
      <text:p text:style-name="P44">Un bouton « Localiser » s’affiche sur la page. Le lecteur clique sur ce bouton.</text:p>
      <text:p text:style-name="P44">Une fenêtre modale <text:span text:style-name="T53">contenant le plan </text:span>apparaît, <text:span text:style-name="T53">avec en surbrillance les rayonnages associés à la section à laquelle appartient l’exemplaire.</text:span></text:p>
      <text:p text:style-name="P44"/>
      <text:p text:style-name="P45">Scénarios alternatifs :</text:p>
      <text:p text:style-name="P45"/>
      <text:p text:style-name="P43"/>
      <text:p text:style-name="P49">3 – <text:span text:style-name="T58">GESTION : Plan conforme </text:span><text:span text:style-name="T7">/</text:span><text:span text:style-name="T58"> Répertoire d’upload bien configuré </text:span><text:span text:style-name="T7">/</text:span><text:span text:style-name="T58"> Conf serveur ok </text:span><text:span text:style-name="T7">/</text:span></text:p>
      <text:p text:style-name="P49"/>
      <text:p text:style-name="P56">Scénario nominal :</text:p>
      <text:p text:style-name="P50">Le bibliothécaire vient de recevoir le plan au format SVG de son graphiste.</text:p>
      <text:p text:style-name="P51"><text:span text:style-name="T60">Il clique sur l’onglet </text:span><text:span text:style-name="T61">A</text:span><text:span text:style-name="T62">dministration</text:span><text:span text:style-name="T60"> puis sur l’élément </text:span><text:span text:style-name="T61">Exemplaires</text:span><text:span text:style-name="T60"> et enfin sur l’onglet Plan. </text:span></text:p>
      <text:p text:style-name="P51"><text:span text:style-name="T60">I</text:span>l upload <text:span text:style-name="T60">ensuite </text:span>son plan <text:span text:style-name="T59">grâce au champ prévu à cet effet.</text:span></text:p>
      <text:p text:style-name="P53">La page se rafraîchit pour proposer une interface d’association de formes du plan avec des zones existantes dans PMB. <text:span text:style-name="T64">→ Réfléchir à cette interface : proposer qqch le 1</text:span><text:span text:style-name="T65">er</text:span><text:span text:style-name="T64"> février</text:span></text:p>
      <text:p text:style-name="P57">Il créé les espaces/groupes <text:span text:style-name="T68">de rayonnages </text:span>nécessaires sur le plan par rapport à l’organisation physique de sa bibliothèque.</text:p>
      <text:p text:style-name="P58"><text:soft-page-break/>Il associe les formes/<text:span text:style-name="T69">espaces</text:span> du plan <text:span text:style-name="T69">aux sections et tranches de cotes correspondantes.</text:span></text:p>
      <text:p text:style-name="P58"><text:span text:style-name="T69">L’association est faite, le bibliothécaire peut retourner vaquer à ses occupations.</text:span> </text:p>
      <text:p text:style-name="P54"/>
      <text:p text:style-name="P56">Scénarios alternatif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2:02:36.336226958</meta:creation-date>
    <dc:date>2019-01-16T17:40:15.677587586</dc:date>
    <meta:editing-duration>PT7H10M25S</meta:editing-duration>
    <meta:editing-cycles>117</meta:editing-cycles>
    <meta:generator>LibreOffice/5.3.7.2.0$Linux_X86_64 LibreOffice_project/30$Build-2</meta:generator>
    <meta:document-statistic meta:table-count="0" meta:image-count="0" meta:object-count="0" meta:page-count="4" meta:paragraph-count="103" meta:word-count="1374" meta:character-count="8324" meta:non-whitespace-character-count="7026"/>
  </office:meta>
</office:document-meta>
</file>